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3.104cm"/>
    </style:style>
    <style:style style:name="Tableau1.A1" style:family="table-cell">
      <style:table-cell-properties fo:background-color="#afd095" fo:padding="0.097cm" fo:border="0.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afd095" fo:padding="0.097cm" fo:border="0.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afd095" fo:padding="0.097cm" fo:border="0.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afd095" fo:padding="0.097cm" fo:border="0.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afd095" fo:padding="0.097cm" fo:border="0.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afd095" fo:padding="0.097cm" fo:border="0.5pt solid #000000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afd095" fo:padding="0.097cm" fo:border="0.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afd095" fo:padding="0.097cm" fo:border="0.5pt solid #000000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1" style:family="table-row">
      <style:table-row-properties style:min-row-height="0.706cm"/>
    </style:style>
    <style:style style:name="Tableau9.A1" style:family="table-cell">
      <style:table-cell-properties fo:background-color="#afd095" fo:padding="0.097cm" fo:border="0.5pt solid #000000">
        <style:background-image/>
      </style:table-cell-properties>
    </style:style>
    <style:style style:name="P1" style:family="paragraph" style:parent-style-name="Heading_20_1">
      <style:text-properties fo:color="#3faf46" loext:opacity="100%" style:font-name="Arial"/>
    </style:style>
    <style:style style:name="P2" style:family="paragraph" style:parent-style-name="Heading_20_2">
      <style:text-properties fo:color="#3faf46" loext:opacity="100%" style:font-name="Arial"/>
    </style:style>
    <style:style style:name="P3" style:family="paragraph" style:parent-style-name="Preformatted_20_Text">
      <style:text-properties officeooo:paragraph-rsid="00038bf3"/>
    </style:style>
    <style:style style:name="P4" style:family="paragraph" style:parent-style-name="Preformatted_20_Text">
      <style:text-properties style:font-name="Arial" officeooo:paragraph-rsid="00038bf3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038bf3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Text_20_body">
      <style:text-properties style:font-name="Arial"/>
    </style:style>
    <style:style style:name="P8" style:family="paragraph" style:parent-style-name="Preformatted_20_Text">
      <style:paragraph-properties fo:margin-top="0cm" fo:margin-bottom="0.499cm" style:contextual-spacing="false"/>
      <style:text-properties fo:color="#3faf46" loext:opacity="100%" style:font-name="Arial"/>
    </style:style>
    <style:style style:name="P9" style:family="paragraph" style:parent-style-name="Standard">
      <style:text-properties style:font-name="Arial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mandes SQL Essentielles</text:h>
      <text:p text:style-name="Text_20_body"><text:span text:style-name="T1">Pour manipuler les données dans PostgreSQL, nous utilisons le langage </text:span><text:span text:style-name="Strong_20_Emphasis"><text:span text:style-name="T1">SQL (Structured Query Language)</text:span></text:span><text:span text:style-name="T1">. Voici les commandes de base pour les 4 opérations fondamentales (CRUD : Create, Read, Update, Delete).</text:span></text:p>
      <text:h text:style-name="P2" text:outline-level="2">1. CREATE : Créer de Nouvelles Tables</text:h>
      <text:p text:style-name="Text_20_body"><text:span text:style-name="T1">Avant de faire quoi que ce soit, il faut créer la structure !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Source_20_Text"><text:span text:style-name="T1">-- Créer la table des Utilisateurs</text:span></text:span></text:p>
            <text:p text:style-name="P3"><text:span text:style-name="Source_20_Text"><text:span text:style-name="T1">CREATE TABLE utilisateurs (</text:span></text:span></text:p>
            <text:p text:style-name="P3"><text:span text:style-name="Source_20_Text"><text:span text:style-name="T1"><text:s text:c="4"/>id SERIAL PRIMARY KEY, -- Clé primaire unique, s'incrémente automatiquement</text:span></text:span></text:p>
            <text:p text:style-name="P3"><text:span text:style-name="Source_20_Text"><text:span text:style-name="T1"><text:s text:c="4"/>email VARCHAR(255) UNIQUE NOT NULL,</text:span></text:span></text:p>
            <text:p text:style-name="P3"><text:span text:style-name="Source_20_Text"><text:span text:style-name="T1"><text:s text:c="4"/>mot_de_passe_hash VARCHAR(255) NOT NULL,</text:span></text:span></text:p>
            <text:p text:style-name="P3"><text:span text:style-name="Source_20_Text"><text:span text:style-name="T1"><text:s text:c="4"/>date_creation TIMESTAMP DEFAULT CURRENT_TIMESTAMP</text:span></text:span></text:p>
            <text:p text:style-name="P3"><text:span text:style-name="Source_20_Text"><text:span text:style-name="T1">);</text:span></text:span></text:p>
          </table:table-cell>
        </table:table-row>
      </table:table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  <text:p text:style-name="P3"><text:span text:style-name="Source_20_Text"><text:span text:style-name="T1">-- Créer la table des Humeurs, liée à l'utilisateur</text:span></text:span></text:p>
            <text:p text:style-name="P3"><text:span text:style-name="Source_20_Text"><text:span text:style-name="T1">CREATE TABLE humeurs (</text:span></text:span></text:p>
            <text:p text:style-name="P3"><text:span text:style-name="Source_20_Text"><text:span text:style-name="T1"><text:s text:c="4"/>id SERIAL PRIMARY KEY,</text:span></text:span></text:p>
            <text:p text:style-name="P3"><text:span text:style-name="Source_20_Text"><text:span text:style-name="T1"><text:s text:c="4"/>utilisateur_id INTEGER REFERENCES utilisateurs(id), -- Clé étrangère vers la table utilisateurs</text:span></text:span></text:p>
            <text:p text:style-name="P3"><text:span text:style-name="Source_20_Text"><text:span text:style-name="T1"><text:s text:c="4"/>niveau_humeur INTEGER NOT NULL CHECK (niveau_humeur &gt;= 1 AND niveau_humeur &lt;= 5), -- Ex: de 1 à 5</text:span></text:span></text:p>
            <text:p text:style-name="P3"><text:span text:style-name="Source_20_Text"><text:span text:style-name="T1"><text:s text:c="4"/>commentaire TEXT,</text:span></text:span></text:p>
            <text:p text:style-name="P3"><text:span text:style-name="Source_20_Text"><text:span text:style-name="T1"><text:s text:c="4"/>date_humeur DATE DEFAULT CURRENT_DATE</text:span></text:span></text:p>
            <text:p text:style-name="P5"><text:span text:style-name="Source_20_Text"><text:span text:style-name="T1">);</text:span></text:span></text:p>
          </table:table-cell>
        </table:table-row>
      </table:table>
      <text:p text:style-name="P6"><text:span text:style-name="Source_20_Text"><text:span text:style-name="T1"/></text:span></text:p>
      <text:h text:style-name="P2" text:outline-level="2">2. INSERT : Insérer des Données (Créer)</text:h>
      <text:p text:style-name="P7">Pour ajouter une nouvelle ligne (un nouvel enregistrement) dans une table.</text:p>
      <text:p text:style-name="Preformatted_20_Text"><text:span text:style-name="Source_20_Text"><text:span text:style-name="T1"/>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<text:span text:style-name="Source_20_Text"><text:span text:style-name="T1">-- Exemple : Ajouter un nouvel utilisateur</text:span></text:span></text:p>
            <text:p text:style-name="P3"><text:span text:style-name="Source_20_Text"><text:span text:style-name="T1">INSERT INTO utilisateurs (email, mot_de_passe_hash) </text:span></text:span></text:p>
            <text:p text:style-name="P3"><text:span text:style-name="Source_20_Text"><text:span text:style-name="T1">VALUES ('jane.doe@example.com', 'un_hash_sécurisé');</text:span></text:span></text:p>
          </table:table-cell>
        </table:table-row>
      </table:table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<text:span text:style-name="Source_20_Text"><text:span text:style-name="T1">-- Exemple : Ajouter un enregistrement d'humeur pour l'utilisateur ID 1</text:span></text:span></text:p>
            <text:p text:style-name="P3"><text:span text:style-name="Source_20_Text"><text:span text:style-name="T1">INSERT INTO humeurs (utilisateur_id, niveau_humeur, commentaire) </text:span></text:span></text:p>
            <text:p text:style-name="P5"><text:span text:style-name="Source_20_Text"><text:span text:style-name="T1">VALUES (1, 4, 'Journée productive, mais un peu stressante.');</text:span></text:span></text:p>
          </table:table-cell>
        </table:table-row>
      </table:table>
      <text:p text:style-name="P8"/>
      <text:p text:style-name="P8"/>
      <text:p text:style-name="P8"/>
      <text:h text:style-name="P2" text:outline-level="2"><text:soft-page-break/>3. SELECT : Sélectionner des Données (Lire)</text:h>
      <text:p text:style-name="P7">La commande la plus utilisée. Elle permet de récupérer des informations.</text:p>
      <text:p text:style-name="Preformatted_20_Text"><text:span text:style-name="Source_20_Text"><text:span text:style-name="T1"/>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<text:span text:style-name="Source_20_Text"><text:span text:style-name="T1">-- Sélectionner toutes les colonnes de tous les utilisateurs</text:span></text:span></text:p>
            <text:p text:style-name="P3"><text:span text:style-name="Source_20_Text"><text:span text:style-name="T1">SELECT * FROM utilisateurs;</text:span></text:span></text:p>
          </table:table-cell>
        </table:table-row>
      </table:table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"><text:span text:style-name="Source_20_Text"><text:span text:style-name="T1">-- Sélectionner l'email d'un utilisateur spécifique par son ID</text:span></text:span></text:p>
            <text:p text:style-name="P3"><text:span text:style-name="Source_20_Text"><text:span text:style-name="T1">SELECT email FROM utilisateurs WHERE id = 1;</text:span></text:span></text:p>
          </table:table-cell>
        </table:table-row>
      </table:table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<text:span text:style-name="Source_20_Text"><text:span text:style-name="T1">-- Sélectionner tous les enregistrements d'humeur de l'utilisateur ID 1</text:span></text:span></text:p>
            <text:p text:style-name="P3"><text:span text:style-name="Source_20_Text"><text:span text:style-name="T1">SELECT niveau_humeur, commentaire, date_humeur </text:span></text:span></text:p>
            <text:p text:style-name="P3"><text:span text:style-name="Source_20_Text"><text:span text:style-name="T1">FROM humeurs </text:span></text:span></text:p>
            <text:p text:style-name="P3"><text:span text:style-name="Source_20_Text"><text:span text:style-name="T1">WHERE utilisateur_id = 1 </text:span></text:span></text:p>
            <text:p text:style-name="P5"><text:span text:style-name="Source_20_Text"><text:span text:style-name="T1">ORDER BY date_humeur DESC; -- Trié par date récente</text:span></text:span></text:p>
          </table:table-cell>
        </table:table-row>
      </table:table>
      <text:p text:style-name="P6"><text:span text:style-name="Source_20_Text"><text:span text:style-name="T1"/></text:span></text:p>
      <text:h text:style-name="P2" text:outline-level="2">4. UPDATE et DELETE : Modifier et Supprimer</text:h>
      <text:p text:style-name="P7">Pour maintenir les données à jour.</text:p>
      <text:p text:style-name="Preformatted_20_Text"><text:span text:style-name="Source_20_Text"><text:span text:style-name="T1"/>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"><text:span text:style-name="Source_20_Text"><text:span text:style-name="T1">-- UPDATE : Modifier le commentaire d'humeur ID 10</text:span></text:span></text:p>
            <text:p text:style-name="P3"><text:span text:style-name="Source_20_Text"><text:span text:style-name="T1">UPDATE humeurs </text:span></text:span></text:p>
            <text:p text:style-name="P3"><text:span text:style-name="Source_20_Text"><text:span text:style-name="T1">SET commentaire = 'Finalement, la journée était excellente.' </text:span></text:span></text:p>
            <text:p text:style-name="P3"><text:span text:style-name="Source_20_Text"><text:span text:style-name="T1">WHERE id = 10;</text:span></text:span></text:p>
          </table:table-cell>
        </table:table-row>
      </table:table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"><text:span text:style-name="Source_20_Text"><text:span text:style-name="T1">-- DELETE : Supprimer l'enregistrement d'humeur ID 10</text:span></text:span></text:p>
            <text:p text:style-name="P3"><text:span text:style-name="Source_20_Text"><text:span text:style-name="T1">DELETE FROM humeurs </text:span></text:span></text:p>
            <text:p text:style-name="P5"><text:span text:style-name="Source_20_Text"><text:span text:style-name="T1">WHERE id = 10;</text:span></text:span></text:p>
          </table:table-cell>
        </table:table-row>
      </table:table>
      <text:p text:style-name="P6"><text:span text:style-name="Source_20_Text"><text:span text:style-name="T1"/></text:span></text:p>
      <text:p text:style-name="Quotations"><text:span text:style-name="Strong_20_Emphasis"><text:span text:style-name="T1">Règle d'or :</text:span></text:span><text:span text:style-name="T1"> Toujours utiliser la clause </text:span><text:span text:style-name="Strong_20_Emphasis"><text:span text:style-name="Source_20_Text"><text:span text:style-name="T1">WHERE</text:span></text:span></text:span><text:span text:style-name="T1"> avec </text:span><text:span text:style-name="Source_20_Text"><text:span text:style-name="T1">UPDATE</text:span></text:span><text:span text:style-name="T1"> et </text:span><text:span text:style-name="Source_20_Text"><text:span text:style-name="T1">DELETE</text:span></text:span><text:span text:style-name="T1">. Sans </text:span><text:span text:style-name="Source_20_Text"><text:span text:style-name="T1">WHERE</text:span></text:span><text:span text:style-name="T1">, tu mettras à jour ou supprimeras TOUTES les lignes de la table !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1:51:37.771356100</meta:creation-date>
    <dc:date>2025-11-18T11:59:30.143794400</dc:date>
    <meta:editing-duration>PT7M52S</meta:editing-duration>
    <meta:editing-cycles>1</meta:editing-cycles>
    <meta:document-statistic meta:table-count="9" meta:image-count="0" meta:object-count="0" meta:page-count="2" meta:paragraph-count="48" meta:word-count="355" meta:character-count="2391" meta:non-whitespace-character-count="2040"/>
    <meta:generator>LibreOffice/25.8.3.2$Windows_X86_64 LibreOffice_project/8ca8d55c161d602844f5428fa4b58097424e324e</meta:generator>
  </office:meta>
</office:document-meta>
</file>